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fo:font-style="italic" officeooo:rsid="0042e5fb" officeooo:paragraph-rsid="0042e5fb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Liberation Sans" fo:font-size="10pt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42e5fb" officeooo:paragraph-rsid="0042e5fb" style:font-size-asian="10pt" style:font-size-complex="10pt"/>
    </style:style>
    <style:style style:name="P18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9" style:family="paragraph" style:parent-style-name="Text_20_body">
      <style:text-properties officeooo:rsid="0032b8af" officeooo:paragraph-rsid="0032b8af"/>
    </style:style>
    <style:style style:name="P20" style:family="paragraph" style:parent-style-name="Text_20_body">
      <style:text-properties style:font-name="Liberation Sans" fo:font-style="normal" style:font-style-asian="normal" style:font-style-complex="normal"/>
    </style:style>
    <style:style style:name="P21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2" style:family="paragraph" style:parent-style-name="Heading_20_2">
      <style:text-properties style:font-name="Liberation Sans"/>
    </style:style>
    <style:style style:name="P23" style:family="paragraph" style:parent-style-name="Heading_20_2">
      <style:text-properties officeooo:rsid="0009b48f" officeooo:paragraph-rsid="0009b48f"/>
    </style:style>
    <style:style style:name="P24" style:family="paragraph" style:parent-style-name="Table_20_Contents">
      <style:text-properties style:font-name="Liberation Sans" fo:font-size="10pt" fo:font-style="italic" officeooo:rsid="00485470" officeooo:paragraph-rsid="00485470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Liberation Sans" fo:font-size="10pt" fo:font-style="italic" officeooo:rsid="004e2d62" officeooo:paragraph-rsid="004e2d62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Liberation Sans" fo:font-size="10pt" fo:font-style="italic" officeooo:rsid="00527320" officeooo:paragraph-rsid="00527320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Liberation Sans" fo:font-size="10pt" officeooo:rsid="00485470" officeooo:paragraph-rsid="00485470" style:font-size-asian="10pt" style:font-size-complex="10pt"/>
    </style:style>
    <style:style style:name="P29" style:family="paragraph" style:parent-style-name="Table_20_Contents">
      <style:text-properties style:font-name="Liberation Sans" fo:font-size="10pt" officeooo:rsid="004e2d62" officeooo:paragraph-rsid="004e2d62" style:font-size-asian="10pt" style:font-size-complex="10pt"/>
    </style:style>
    <style:style style:name="P30" style:family="paragraph" style:parent-style-name="Table_20_Contents">
      <style:text-properties style:font-name="Liberation Sans" fo:font-size="10pt" officeooo:rsid="00527320" officeooo:paragraph-rsid="00527320" style:font-size-asian="10pt" style:font-size-complex="10pt"/>
    </style:style>
    <style:style style:name="P31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259a28"/>
    </style:style>
    <style:style style:name="T5" style:family="text">
      <style:text-properties officeooo:rsid="004117de"/>
    </style:style>
    <style:style style:name="T6" style:family="text">
      <style:text-properties officeooo:rsid="004fce25"/>
    </style:style>
    <style:style style:name="T7" style:family="text">
      <style:text-properties officeooo:rsid="0053e71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1">Étude</text:span> de <text:span text:style-name="T3">financement</text:span></text:h>
      <text:p text:style-name="P2"/>
      <text:h text:style-name="P22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1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1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1">[simulation.getAuthorFullName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1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1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1">[simulation.date_validite; frm=dd/mm/yy]</text:p>
          </table:table-cell>
        </table:table-row>
      </table:table>
      <text:p text:style-name="P2"/>
      <text:h text:style-name="P22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1">[client.code_client]</text:p>
          </table:table-cell>
        </table:table-row>
        <table:table-row>
          <table:table-cell table:style-name="Tableau1.A2" table:number-rows-spanned="2" office:value-type="string">
            <text:p text:style-name="P11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1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1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22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1">[simulation.type_contrat;s<text:span text:style-name="T5">trconv=utf8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1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1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1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1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1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1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1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1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1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2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2"><text:span text:style-name="T4">[onshow.simulation.date_demarrage;frm=dd/mm/yy;if '[simulation.opt_calage]' = '';then Aucune contrainte</text:span>]</text:p>
          </table:table-cell>
        </table:table-row>
        <table:table-row>
          <table:table-cell table:style-name="Tableau2.A2" office:value-type="string">
            <text:p text:style-name="P27">Terme</text:p>
          </table:table-cell>
          <table:table-cell table:style-name="Tableau2.D2" table:number-columns-spanned="3" office:value-type="string">
            <text:p text:style-name="P31">[autre.terme]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3">[simulation.commentaire]</text:p>
          </table:table-cell>
          <table:covered-table-cell/>
          <table:covered-table-cell/>
        </table:table-row>
      </table:table>
      <text:p text:style-name="P20"/>
      <text:p text:style-name="P20"/>
      <text:h text:style-name="P22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2">choisi</text:span></text:p>
          </table:table-cell>
        </table:table-row>
        <table:table-row>
          <table:table-cell table:style-name="Tableau4.A2" office:value-type="string">
            <text:p text:style-name="P4">[dossier.reference; <text:soft-page-break/>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<text:soft-page-break/>_r; frm=0 000,00 €]</text:p>
          </table:table-cell>
          <table:table-cell table:style-name="Tableau4.A2" office:value-type="string">
            <text:p text:style-name="P5">[dossier.solde_<text:soft-page-break/>nr; frm=0 000,00 €]</text:p>
          </table:table-cell>
          <table:table-cell table:style-name="Tableau4.E2" office:value-type="string">
            <text:p text:style-name="P6">[dossier.sold<text:soft-page-break/>e]</text:p>
          </table:table-cell>
        </table:table-row>
      </table:table>
      <text:p text:style-name="P18"/>
      <text:h text:style-name="P23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4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5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4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6">[simulation.numero_accord]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04T15:45:32.052719562</dc:date>
    <dc:creator>Geoffrey Girard</dc:creator>
    <meta:editing-duration>PT5H34M47S</meta:editing-duration>
    <meta:editing-cycles>138</meta:editing-cycles>
    <meta:generator>LibreOffice/4.1.3.2$Linux_X86_64 LibreOffice_project/410m0$Build-2</meta:generator>
    <meta:document-statistic meta:table-count="5" meta:image-count="1" meta:object-count="0" meta:page-count="2" meta:paragraph-count="73" meta:word-count="131" meta:character-count="1559" meta:non-whitespace-character-count="1501"/>
  </office:meta>
</office:document-meta>
</file>